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master-page-name="MP0">
      <style:paragraph-properties style:page-number="auto" fo:break-before="page"/>
      <style:text-properties style:font-name="Ari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elle BARBERO</text:p>
      <text:p text:style-name="P1">7, rue de la croix fichet</text:p>
      <text:p text:style-name="P1">22 440 Ploufragan</text:p>
      <text:p text:style-name="Standard"><text:a xlink:type="simple" xlink:href="mailto:estelleb22@hotmail.fr" office:target-frame-name="_top" xlink:show="replace"><text:span text:style-name="Police_20_par_20_défaut"><text:span text:style-name="T1">estellebarbero@gmail.com</text:span></text:span></text:a></text:p>
      <text:p text:style-name="P1">06.47.85.33.69</text:p>
      <text:p text:style-name="P1"/>
      <text:p text:style-name="P1"/>
      <text:p text:style-name="P1"/>
      <text:p text:style-name="P1"/>
      <text:p text:style-name="P1"/>
      <text:p text:style-name="P1"/>
      <text:p text:style-name="P1">Studioù/ Stummadurioù:</text:p>
      <text:p text:style-name="P1"><text:s text:c="11"/>Brevet 2010</text:p>
      <text:p text:style-name="P1"><text:s text:c="11"/>Aked 2010</text:p>
      <text:p text:style-name="P1"><text:s text:c="11"/>Skolaj Diwan (Plijidi) etre 2006 ha 2010</text:p>
      <text:p text:style-name="P1"><text:s text:c="11"/>Lise Ernest Renan (Saint Brieuc)</text:p>
      <text:p text:style-name="P1"><text:s text:c="10"/>(Veajoù yezhoniel e Bro Soaz hag e Bro Spagñ)</text:p>
      <text:p text:style-name="P1"><text:s text:c="10"/>BAFA 2012</text:p>
      <text:p text:style-name="P1"/>
      <text:p text:style-name="P1">Skiantoù ha barregezhioù:</text:p>
      <text:p text:style-name="P1"><text:s text:c="11"/>Deskerezh ar saozneg, ar c'hastianeg hag ar brezhoneg</text:p>
      <text:p text:style-name="P1"><text:s text:c="11"/>Staj en ur greizenn dudi (3 sizhun)</text:p>
      <text:p text:style-name="P1"><text:s text:c="11"/>Staj en ur stal dilhad (1 sizhun)</text:p>
      <text:p text:style-name="P1"><text:s text:c="11"/>Staj en haras Lamballe (3 devezh)</text:p>
      <text:p text:style-name="P1"><text:s text:c="11"/>Baby-sitting <text:s/></text:p>
      <text:p text:style-name="P1"><text:s text:c="11"/></text:p>
      <text:p text:style-name="P1"/>
      <text:p text:style-name="P1">Interestoù:</text:p>
      <text:p text:style-name="P1"><text:s text:c="9"/>An natur, ar veajoù, dizoloaiñ trevadennoù nevez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03T19:09:55.81</meta:creation-date>
    <meta:document-statistic meta:table-count="0" meta:image-count="0" meta:object-count="0" meta:page-count="1" meta:paragraph-count="21" meta:word-count="82" meta:character-count="655"/>
    <dc:date>2013-04-03T19:24:33.65</dc:date>
    <meta:editing-duration>PT00H14M37S</meta:editing-duration>
    <meta:editing-cycles>1</meta:editing-cycles>
    <meta:generator>OpenOffice.org/3.1$Win32 OpenOffice.org_project/310m19$Build-9420</meta:generator>
  </office:meta>
</office:document-meta>
</file>